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8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5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0.75in" svg:y="2.32986in" svg:width="8.5in" svg:height="1.60764in" presentation:class="title" presentation:placeholder="false">
          <draw:text-box>
            <text:p text:style-name="a383" text:class-names="" text:cond-style-name=""><text:span text:style-name="a381" text:class-names="">ES2015</text:span><text:span text:style-name="a382" text:class-names=""/></text:p>
          </draw:text-box>
          <svg:title/>
          <svg:desc/>
        </draw:frame>
        <draw:frame draw:id="id64" presentation:style-name="a385" draw:name="Sous-titre 2" svg:x="1.5in" svg:y="4.25in" svg:width="7in" svg:height="1.91667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re-et-contenu" presentation:presentation-page-layout-name="Master1-PPL2" draw:id="Slide-257">
        <draw:frame draw:id="id65" presentation:style-name="a390" draw:name="Titre 1" svg:x="0.5in" svg:y="0.30035in" svg:width="9in" svg:height="1.25in" presentation:class="title" presentation:placeholder="false">
          <draw:text-box>
            <text:p text:style-name="a389" text:class-names="" text:cond-style-name=""><text:span text:style-name="a387" text:class-names="">Plan</text:span><text:span text:style-name="a388" text:class-names=""/></text:p>
          </draw:text-box>
          <svg:title/>
          <svg:desc/>
        </draw:frame>
        <draw:frame draw:id="id66" presentation:style-name="a397" draw:name="Espace réservé du contenu 2" svg:x="0.5in" svg:y="1.75in" svg:width="9in" svg:height="4.94965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ES5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</draw:text-box>
          <svg:title/>
          <svg:desc/>
        </draw:frame>
      </draw:page>
      <draw:page draw:name="Slide3" draw:style-name="a398" draw:master-page-name="Master1-Layout2-obj-Titre-et-contenu" presentation:presentation-page-layout-name="Master1-PPL2" draw:id="Slide-258">
        <draw:frame draw:id="id67" presentation:style-name="a402" draw:name="Titre 1" svg:x="0.5in" svg:y="0.30035in" svg:width="9in" svg:height="1.25in" presentation:class="title" presentation:placeholder="false">
          <draw:text-box>
            <text:p text:style-name="a401" text:class-names="" text:cond-style-name=""><text:span text:style-name="a399" text:class-names="">ES5</text:span><text:span text:style-name="a400" text:class-names=""/></text:p>
          </draw:text-box>
          <svg:title/>
          <svg:desc/>
        </draw:frame>
        <draw:frame draw:id="id68" presentation:style-name="a449" draw:name="Espace réservé du contenu 2" svg:x="0.5in" svg:y="1.75in" svg:width="9in" svg:height="4.94965in" presentation:class="outline" presentation:placeholder="false">
          <draw:text-box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6" text:class-names="">Le fameux<text:s text:c="1"/></text:span><text:span text:style-name="a407" text:class-names="">'use strict'</text:span><text:span text:style-name="a408" text:class-names="">;</text:span></text:p>
              </text:list-item>
            </text:list>
            <text:list text:style-name="a414">
              <text:list-item>
                <text:p text:style-name="a413" text:class-names="" text:cond-style-name=""><text:span text:style-name="a411" text:class-names="">Son<text:s text:c="1"/></text:span><text:span text:style-name="a412" text:class-names="">impact :<text:s text:c="1"/></text:span></text:p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5" text:class-names="">La<text:s text:c="1"/></text:span><text:span text:style-name="a416" text:class-names="">gestion des erreurs est moins permissive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9" text:class-names="">Interdit<text:s text:c="1"/></text:span><text:span text:style-name="a420" text:class-names="">les variables globales implicites dans les fonctions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3" text:class-names="">This<text:s text:c="1"/></text:span><text:span text:style-name="a424" text:class-names="">n’est plus rattaché à l’objet global dans les fonctions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27" text:class-names="">Interdit<text:s text:c="1"/></text:span><text:span text:style-name="a428" text:class-names="">l’utilisation de<text:s text:c="1"/></text:span><text:span text:style-name="a429" text:class-names="">with</text:span><text:span text:style-name="a430" text:class-names=""/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3" text:class-names="">Restreint<text:s text:c="1"/></text:span><text:span text:style-name="a434" text:class-names="">eval</text:span><text:span text:style-name="a435" text:class-names=""/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8" text:class-names="">Rend<text:s text:c="1"/></text:span><text:span text:style-name="a439" text:class-names="">l’utilisation d’arguments plus logiqu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2" text:class-names="">Interdit<text:s text:c="1"/></text:span><text:span text:style-name="a443" text:class-names="">les doublons dans les propriétés des objets littéraux et dans les paramètres de fonctions</text:span></text:p>
                  </text:list-item>
                </text:list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/></text:p>
              </text:list-item>
            </text:list>
          </draw:text-box>
          <svg:title/>
          <svg:desc/>
        </draw:frame>
      </draw:page>
      <draw:page draw:name="Slide4" draw:style-name="a450" draw:master-page-name="Master1-Layout2-obj-Titre-et-contenu" presentation:presentation-page-layout-name="Master1-PPL2" draw:id="Slide-259">
        <draw:frame draw:id="id69" presentation:style-name="a454" draw:name="Titre 1" svg:x="0.5in" svg:y="0.30035in" svg:width="9in" svg:height="1.25in" presentation:class="title" presentation:placeholder="false">
          <draw:text-box>
            <text:p text:style-name="a453" text:class-names="" text:cond-style-name=""><text:span text:style-name="a451" text:class-names="">ES5</text:span><text:span text:style-name="a452" text:class-names=""/></text:p>
          </draw:text-box>
          <svg:title/>
          <svg:desc/>
        </draw:frame>
        <draw:frame draw:id="id70" presentation:style-name="a501" draw:name="Espace réservé du contenu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5" text:class-names="">Array.prototype.forEach</text:span><text:span text:style-name="a456" text:class-names="">(</text:span><text:span text:style-name="a457" text:class-names="">function</text:span><text:span text:style-name="a458" text:class-names="">)</text:span></text:p>
              </text:list-item>
            </text:list>
            <text:list text:style-name="a468">
              <text:list-item>
                <text:p text:style-name="a467" text:class-names="" text:cond-style-name=""><text:span text:style-name="a461" text:class-names="">Array.prototype.every</text:span><text:span text:style-name="a462" text:class-names="">(</text:span><text:span text:style-name="a463" text:class-names="">function</text:span><text:span text:style-name="a464" text:class-names="">) -&gt; Tous les<text:s text:c="1"/></text:span><text:span text:style-name="a465" text:class-names="">élements</text:span><text:span text:style-name="a466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69" text:class-names="">Array.prototype.some</text:span><text:span text:style-name="a470" text:class-names="">(</text:span><text:span text:style-name="a471" text:class-names="">function</text:span><text:span text:style-name="a472" text:class-names="">) -&gt; Un élément</text:span></text:p>
              </text:list-item>
            </text:list>
            <text:list text:style-name="a480">
              <text:list-item>
                <text:p text:style-name="a479" text:class-names="" text:cond-style-name=""><text:span text:style-name="a475" text:class-names="">Array.prototype.map</text:span><text:span text:style-name="a476" text:class-names="">(</text:span><text:span text:style-name="a477" text:class-names="">function</text:span><text:span text:style-name="a478" text:class-names="">) -&gt; En tableau</text:span></text:p>
              </text:list-item>
            </text:list>
            <text:list text:style-name="a487">
              <text:list-item>
                <text:p text:style-name="a486" text:class-names="" text:cond-style-name=""><text:span text:style-name="a481" text:class-names="">Array.prototype.reduce</text:span><text:span text:style-name="a482" text:class-names="">(</text:span><text:span text:style-name="a483" text:class-names="">function</text:span><text:span text:style-name="a484" text:class-names="">) -&gt; En valeur</text:span><text:span text:style-name="a485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88" text:class-names="">Array.prototype.reduceRight</text:span><text:span text:style-name="a489" text:class-names="">(</text:span><text:span text:style-name="a490" text:class-names="">function</text:span><text:span text:style-name="a491" text:class-names="">) –&gt; En valeur</text:span></text:p>
              </text:list-item>
            </text:list>
            <text:list text:style-name="a500">
              <text:list-item>
                <text:p text:style-name="a499" text:class-names="" text:cond-style-name=""><text:span text:style-name="a494" text:class-names="">Array.prototype.filter</text:span><text:span text:style-name="a495" text:class-names="">(</text:span><text:span text:style-name="a496" text:class-names="">function</text:span><text:span text:style-name="a497" text:class-names="">) -&gt; Tableau filtré</text:span><text:span text:style-name="a498" text:class-names=""/></text:p>
              </text:list-item>
            </text:list>
          </draw:text-box>
          <svg:title/>
          <svg:desc/>
        </draw:frame>
      </draw:page>
      <draw:page draw:name="Slide5" draw:style-name="a502" draw:master-page-name="Master1-Layout2-obj-Titre-et-contenu" presentation:presentation-page-layout-name="Master1-PPL2" draw:id="Slide-260">
        <draw:frame draw:id="id71" presentation:style-name="a506" draw:name="Titre 1" svg:x="0.5in" svg:y="0.30035in" svg:width="9in" svg:height="1.25in" presentation:class="title" presentation:placeholder="false">
          <draw:text-box>
            <text:p text:style-name="a505" text:class-names="" text:cond-style-name=""><text:span text:style-name="a503" text:class-names="">ES5</text:span><text:span text:style-name="a504" text:class-names=""/></text:p>
          </draw:text-box>
          <svg:title/>
          <svg:desc/>
        </draw:frame>
        <draw:frame draw:id="id72" presentation:style-name="a529" draw:name="Espace réservé du contenu 2" svg:x="0.5in" svg:y="1.75in" svg:width="9in" svg:height="4.94965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7" text:class-names="">Fonctions<text:s text:c="1"/></text:span><text:span text:style-name="a508" text:class-names=""/></text:p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1" text:class-names="">Créé une nouvelle dans un autre contexte<text:s text:c="1"/></text:span><text:span text:style-name="a512" text:class-names="">d’</text:span><text:span text:style-name="a513" text:class-names="">execution</text:span><text:span text:style-name="a514" text:class-names=""/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p text:style-name="a518" text:class-names="" text:cond-style-name=""><text:span text:style-name="a517" text:class-names=""/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0" text:class-names="">Function.prototype.bind</text:span><text:span text:style-name="a521" text:class-names="">(</text:span><text:span text:style-name="a522" text:class-names="">context</text:span><text:span text:style-name="a523" text:class-names="">, param1, param2,...,<text:s text:c="1"/></text:span><text:span text:style-name="a524" text:class-names="">paramN</text:span><text:span text:style-name="a525" text:class-names="">)</text:span><text:span text:style-name="a5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530" draw:master-page-name="Master1-Layout2-obj-Titre-et-contenu" presentation:presentation-page-layout-name="Master1-PPL2" draw:id="Slide-261">
        <draw:frame draw:id="id73" presentation:style-name="a534" draw:name="Titre 1" svg:x="0.5in" svg:y="0.30035in" svg:width="9in" svg:height="1.25in" presentation:class="title" presentation:placeholder="false">
          <draw:text-box>
            <text:p text:style-name="a533" text:class-names="" text:cond-style-name=""><text:span text:style-name="a531" text:class-names="">ES5</text:span><text:span text:style-name="a532" text:class-names=""/></text:p>
          </draw:text-box>
          <svg:title/>
          <svg:desc/>
        </draw:frame>
        <draw:frame draw:id="id74" presentation:style-name="a581" draw:name="Espace réservé du contenu 2" svg:x="0.5in" svg:y="1.75in" svg:width="9in" svg:height="4.94965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Objets</text:span></text:p>
              </text:list-item>
            </text:list>
            <text:list text:style-name="a543">
              <text:list-item>
                <text:list text:style-name="a543">
                  <text:list-item>
                    <text:p text:style-name="a542" text:class-names="" text:cond-style-name=""><text:span text:style-name="a538" text:class-names="">Object.create</text:span><text:span text:style-name="a539" text:class-names="">(</text:span><text:span text:style-name="a540" text:class-names="">parent</text:span><text:span text:style-name="a541" text:class-names="">) -&gt; héritage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4" text:class-names="">Object.preventExtensions</text:span><text:span text:style-name="a545" text:class-names="">(</text:span><text:span text:style-name="a546" text:class-names="">obj</text:span><text:span text:style-name="a547" text:class-names="">);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0" text:class-names="">Object.seal</text:span><text:span text:style-name="a551" text:class-names="">(</text:span><text:span text:style-name="a552" text:class-names="">obj</text:span><text:span text:style-name="a553" text:class-names="">);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6" text:class-names="">Object.freeze</text:span><text:span text:style-name="a557" text:class-names="">(</text:span><text:span text:style-name="a558" text:class-names="">obj</text:span><text:span text:style-name="a559" text:class-names="">);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2" text:class-names="">Object.isExtensible</text:span><text:span text:style-name="a563" text:class-names="">(</text:span><text:span text:style-name="a564" text:class-names="">obj</text:span><text:span text:style-name="a565" text:class-names="">);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68" text:class-names="">Object.isSealed</text:span><text:span text:style-name="a569" text:class-names="">(</text:span><text:span text:style-name="a570" text:class-names="">obj</text:span><text:span text:style-name="a571" text:class-names="">);<text:s text:c="1"/></text:span><text:span text:style-name="a572" text:class-names=""/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5" text:class-names="">Object.isFrozen</text:span><text:span text:style-name="a576" text:class-names="">(</text:span><text:span text:style-name="a577" text:class-names="">obj</text:span><text:span text:style-name="a578" text:class-names="">);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82" draw:master-page-name="Master1-Layout2-obj-Titre-et-contenu" presentation:presentation-page-layout-name="Master1-PPL2" draw:id="Slide-262">
        <draw:frame draw:id="id75" presentation:style-name="a586" draw:name="Titre 1" svg:x="0.5in" svg:y="0.30035in" svg:width="9in" svg:height="1.25in" presentation:class="title" presentation:placeholder="false">
          <draw:text-box>
            <text:p text:style-name="a585" text:class-names="" text:cond-style-name=""><text:span text:style-name="a583" text:class-names="">ES2015</text:span><text:span text:style-name="a584" text:class-names=""/></text:p>
          </draw:text-box>
          <svg:title/>
          <svg:desc/>
        </draw:frame>
        <draw:frame draw:id="id76" presentation:style-name="a596" draw:name="Espace réservé du contenu 2" svg:x="0.5in" svg:y="1.75in" svg:width="9in" svg:height="4.94965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7" text:class-names="">Scoping</text:span><text:span text:style-name="a588" text:class-names=""><text:s text:c="1"/>?</text:span></text:p>
              </text:list-item>
            </text:list>
            <text:list text:style-name="a595">
              <text:list-item>
                <text:p text:style-name="a594" text:class-names="" text:cond-style-name=""><text:span text:style-name="a591" text:class-names="">Hoisting</text:span><text:span text:style-name="a592" text:class-names=""><text:s text:c="1"/>?</text:span><text:span text:style-name="a593" text:class-names=""/></text:p>
              </text:list-item>
            </text:list>
          </draw:text-box>
          <svg:title/>
          <svg:desc/>
        </draw:frame>
      </draw:page>
      <draw:page draw:name="Slide8" draw:style-name="a597" draw:master-page-name="Master1-Layout2-obj-Titre-et-contenu" presentation:presentation-page-layout-name="Master1-PPL2" draw:id="Slide-263">
        <draw:frame draw:id="id77" presentation:style-name="a601" draw:name="Titre 1" svg:x="0.5in" svg:y="0.30035in" svg:width="9in" svg:height="1.25in" presentation:class="title" presentation:placeholder="false">
          <draw:text-box>
            <text:p text:style-name="a600" text:class-names="" text:cond-style-name=""><text:span text:style-name="a598" text:class-names="">ES2015</text:span><text:span text:style-name="a599" text:class-names=""/></text:p>
          </draw:text-box>
          <svg:title/>
          <svg:desc/>
        </draw:frame>
        <draw:frame draw:id="id78" presentation:style-name="a642" draw:name="Espace réservé du contenu 2" svg:x="0.5in" svg:y="1.75in" svg:width="9in" svg:height="4.94965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En ES2015, il est possible de déclarer des variables dont la visibilité est le bloc courant</text:span></text:p>
              </text:list-item>
            </text:list>
            <text:list text:style-name="a611">
              <text:list-item>
                <text:p text:style-name="a610" text:class-names="" text:cond-style-name=""><text:span text:style-name="a608" text:class-names=""></text:span><text:span text:style-name="a609" text:class-names="">Un bloc est défini par des accolades :<text:s text:c="1"/></text:span></text:p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2" text:class-names="">Fonctions</text:span><text:span text:style-name="a613" text:class-names=""/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6" text:class-names="">Tests<text:s text:c="1"/></text:span><text:span text:style-name="a617" text:class-names="">if/</text:span><text:span text:style-name="a618" text:class-names="">else</text:span><text:span text:style-name="a619" text:class-names=""/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2" text:class-names="">Boucles</text:span><text:span text:style-name="a623" text:class-names=""/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6" text:class-names="">Bloc<text:s text:c="1"/></text:span><text:span text:style-name="a627" text:class-names="">autonome</text:span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0" text:class-names="">Pour<text:s text:c="1"/></text:span><text:span text:style-name="a631" text:class-names="">définir une variable de scope bloc, on utilise le mot clef<text:s text:c="1"/></text:span><text:span text:style-name="a632" text:class-names="">let<text:s text:c="1"/></text:span><text:span text:style-name="a633" text:class-names="">à<text:s text:c="1"/></text:span><text:span text:style-name="a634" text:class-names="">la place de<text:s text:c="1"/></text:span><text:span text:style-name="a635" text:class-names="">var</text:span><text:span text:style-name="a636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9" draw:style-name="a643" draw:master-page-name="Master1-Layout2-obj-Titre-et-contenu" presentation:presentation-page-layout-name="Master1-PPL2" draw:id="Slide-264">
        <draw:frame draw:id="id79" presentation:style-name="a647" draw:name="Titre 1" svg:x="0.5in" svg:y="0.30035in" svg:width="9in" svg:height="1.25in" presentation:class="title" presentation:placeholder="false">
          <draw:text-box>
            <text:p text:style-name="a646" text:class-names="" text:cond-style-name=""><text:span text:style-name="a644" text:class-names="">ES2015</text:span><text:span text:style-name="a645" text:class-names=""/></text:p>
          </draw:text-box>
          <svg:title/>
          <svg:desc/>
        </draw:frame>
        <draw:frame draw:id="id80" presentation:style-name="a673" draw:name="Espace réservé du contenu 2" svg:x="0.5in" svg:y="1.75in" svg:width="9in" svg:height="4.94965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1" text:class-names="">Il est désormais possible de définir des constantes avec<text:s text:c="1"/></text:span><text:span text:style-name="a652" text:class-names="">const</text:span><text:span text:style-name="a653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Il<text:s text:c="1"/></text:span><text:span text:style-name="a657" text:class-names="">ne sera pas possible de redéfinir la valeur</text:span></text:p>
              </text:list-item>
            </text:list>
            <text:list text:style-name="a663">
              <text:list-item>
                <text:p text:style-name="a662" text:class-names="" text:cond-style-name=""><text:span text:style-name="a660" text:class-names="">Attention<text:s text:c="1"/></text:span><text:span text:style-name="a661" text:class-names="">: les constantes ne sont pas immutables</text:span></text:p>
              </text:list-item>
            </text:list>
            <text:list text:style-name="a669">
              <text:list-item>
                <text:p text:style-name="a668" text:class-names="" text:cond-style-name=""><text:span text:style-name="a664" text:class-names="">Les<text:s text:c="1"/></text:span><text:span text:style-name="a665" text:class-names="">constantes sont bloc<text:s text:c="1"/></text:span><text:span text:style-name="a666" text:class-names="">scoppées</text:span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0" draw:style-name="a674" draw:master-page-name="Master1-Layout2-obj-Titre-et-contenu" presentation:presentation-page-layout-name="Master1-PPL2" draw:id="Slide-265">
        <draw:frame draw:id="id81" presentation:style-name="a678" draw:name="Titre 1" svg:x="0.5in" svg:y="0.30035in" svg:width="9in" svg:height="1.25in" presentation:class="title" presentation:placeholder="false">
          <draw:text-box>
            <text:p text:style-name="a677" text:class-names="" text:cond-style-name=""><text:span text:style-name="a675" text:class-names="">ES2015</text:span><text:span text:style-name="a676" text:class-names=""/></text:p>
          </draw:text-box>
          <svg:title/>
          <svg:desc/>
        </draw:frame>
        <draw:frame draw:id="id82" presentation:style-name="a689" draw:name="Espace réservé du contenu 2" svg:x="0.5in" svg:y="1.75in" svg:width="9in" svg:height="4.94965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79" text:class-names="">Spreading</text:span><text:span text:style-name="a680" text:class-names=""/></text:p>
              </text:list-item>
            </text:list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Permet d’éclater un tableau en une liste d’arguments avec l’opérateur ‘…’ :<text:s text:c="1"/></text:span></text:p>
                  </text:list-item>
                </text:list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1" draw:style-name="a690" draw:master-page-name="Master1-Layout2-obj-Titre-et-contenu" presentation:presentation-page-layout-name="Master1-PPL2" draw:id="Slide-266">
        <draw:frame draw:id="id83" presentation:style-name="a694" draw:name="Titre 1" svg:x="0.5in" svg:y="0.30035in" svg:width="9in" svg:height="1.25in" presentation:class="title" presentation:placeholder="false">
          <draw:text-box>
            <text:p text:style-name="a693" text:class-names="" text:cond-style-name=""><text:span text:style-name="a691" text:class-names="">ES2015</text:span><text:span text:style-name="a692" text:class-names=""/></text:p>
          </draw:text-box>
          <svg:title/>
          <svg:desc/>
        </draw:frame>
        <draw:frame draw:id="id84" presentation:style-name="a709" draw:name="Espace réservé du contenu 2" svg:x="0.5in" svg:y="1.75in" svg:width="9in" svg:height="4.94965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5" text:class-names="">Destruturing</text:span><text:span text:style-name="a696" text:class-names=""><text:s text:c="1"/>de tableaux</text:span><text:span text:style-name="a697" text:class-names=""/></text:p>
              </text:list-item>
            </text:list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0" text:class-names="">Le<text:s text:c="1"/></text:span><text:span text:style-name="a701" text:class-names="">destructuring</text:span><text:span text:style-name="a702" text:class-names=""><text:s text:c="1"/>permet<text:s text:c="1"/></text:span><text:span text:style-name="a703" text:class-names="">d’assigner un tableau à plusieurs variables directement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710" draw:master-page-name="Master1-Layout2-obj-Titre-et-contenu" presentation:presentation-page-layout-name="Master1-PPL2" draw:id="Slide-267">
        <draw:frame draw:id="id85" presentation:style-name="a714" draw:name="Titre 1" svg:x="0.5in" svg:y="0.30035in" svg:width="9in" svg:height="1.25in" presentation:class="title" presentation:placeholder="false">
          <draw:text-box>
            <text:p text:style-name="a713" text:class-names="" text:cond-style-name=""><text:span text:style-name="a711" text:class-names="">ES2015</text:span><text:span text:style-name="a712" text:class-names=""/></text:p>
          </draw:text-box>
          <svg:title/>
          <svg:desc/>
        </draw:frame>
        <draw:frame draw:id="id86" presentation:style-name="a731" draw:name="Espace réservé du contenu 2" svg:x="0.5in" svg:y="1.75in" svg:width="9in" svg:height="4.94965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5" text:class-names="">Destructuring</text:span><text:span text:style-name="a716" text:class-names=""><text:s text:c="1"/>d’objets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Cela fonctionne aussi avec les objets en utilisant {} à la place de []</text:span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/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732" draw:master-page-name="Master1-Layout2-obj-Titre-et-contenu" presentation:presentation-page-layout-name="Master1-PPL2" draw:id="Slide-268">
        <draw:frame draw:id="id87" presentation:style-name="a736" draw:name="Titre 1" svg:x="0.5in" svg:y="0.30035in" svg:width="9in" svg:height="1.25in" presentation:class="title" presentation:placeholder="false">
          <draw:text-box>
            <text:p text:style-name="a735" text:class-names="" text:cond-style-name=""><text:span text:style-name="a733" text:class-names="">ES2015</text:span><text:span text:style-name="a734" text:class-names=""/></text:p>
          </draw:text-box>
          <svg:title/>
          <svg:desc/>
        </draw:frame>
        <draw:frame draw:id="id88" presentation:style-name="a758" draw:name="Espace réservé du contenu 2" svg:x="0.5in" svg:y="1.75in" svg:width="9in" svg:height="4.94965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7" text:class-names="">String<text:s text:c="1"/></text:span><text:span text:style-name="a738" text:class-names="">Templates</text:span><text:span text:style-name="a739" text:class-names=""/></text:p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2" text:class-names="">Avant c’était simple ou double<text:s text:c="1"/></text:span><text:span text:style-name="a743" text:class-names="">quote</text:span><text:span text:style-name="a744" text:class-names="">.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7" text:class-names="">Maintenat</text:span><text:span text:style-name="a748" text:class-names=""><text:s text:c="1"/>on a les ``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${}</text:span></text:p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4" text:class-names="">Multilingues</text:span><text:span text:style-name="a75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Default</meta:initial-creator>
    <dc:creator>Default</dc:creator>
    <meta:creation-date>2016-08-08T14:35:26Z</meta:creation-date>
    <dc:date>2016-08-09T17:20:23Z</dc:date>
    <meta:editing-cycles>2</meta:editing-cycles>
    <meta:editing-duration>PT93144S</meta:editing-duration>
    <meta:document-statistic meta:paragraph-count="70" meta:word-count="285"/>
  </office:meta>
</office:document-meta>
</file>